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84cm" fo:min-width="3.03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5cm" fo:min-width="7.07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2cm" fo:min-width="7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32cm" fo:min-width="1.05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5cm" fo:min-width="4.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25cm" fo:min-width="4.6cm"/>
    </style:style>
    <style:style style:name="gr8" style:family="graphic" style:parent-style-name="standard">
      <style:graphic-properties draw:stroke="none" svg:stroke-color="#000000" draw:fill="none" draw:fill-color="#ffffff" fo:min-height="5.68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2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39cm"/>
    </style:style>
    <style:style style:name="gr15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7cm" svg:height="1.7cm" svg:x="23.451cm" svg:y="7.7cm">
          <text:p text:style-name="P1"><text:span text:style-name="T1">Calculation </text:span></text:p>
          <text:p text:style-name="P1"><text:span text:style-name="T1">of 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7.574cm" svg:height="2.5cm" svg:x="15.026cm" svg:y="3.8cm">
          <text:p text:style-name="P1"><text:span text:style-name="T1">Robot</text:span></text:p>
          <text:p text:style-name="P1"><text:span text:style-name="T1">velocity = base_velocity + </text:span></text:p>
          <text:p text:style-name="P1"><text:span text:style-name="T1">contol_velo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8.4cm" svg:height="1.6cm" svg:x="12.9cm" svg:y="10.5cm">
          <text:p text:style-name="P1"><text:span text:style-name="T1">c = 100*d + 10*d*|d|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3" xml:id="id5" draw:id="id5" draw:layer="layout" svg:x1="22.6cm" svg:y1="5.05cm" svg:x2="27.489cm" svg:y2="5.051cm" draw:start-shape="id1" draw:start-glue-point="7" svg:d="M22600 5050h2696v1h2193" svg:viewBox="0 0 4890 2">
          <text:p/>
        </draw:connector>
        <draw:custom-shape draw:style-name="gr5" draw:text-style-name="P4" xml:id="id3" draw:id="id3" draw:layer="layout" svg:width="2.2cm" svg:height="2.1cm" svg:x="10.326cm" svg:y="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12.9cm" svg:y1="11.3cm" svg:x2="11.426cm" svg:y2="6.1cm" draw:start-shape="id2" draw:start-glue-point="5" draw:end-shape="id3" draw:end-glue-point="8" svg:d="M12900 11300h-1474v-5200" svg:viewBox="0 0 1475 5201">
          <text:p/>
        </draw:connector>
        <draw:connector draw:style-name="gr4" draw:text-style-name="P3" draw:layer="layout" svg:x1="12.526cm" svg:y1="5.05cm" svg:x2="15.026cm" svg:y2="5.05cm" draw:start-shape="id3" draw:start-glue-point="10" draw:end-shape="id1" draw:end-glue-point="5" svg:d="M12526 5050h2500" svg:viewBox="0 0 2501 1">
          <text:p/>
        </draw:connector>
        <draw:custom-shape draw:style-name="gr6" draw:text-style-name="P2" xml:id="id4" draw:id="id4" draw:layer="layout" svg:width="5.1cm" svg:height="2.8cm" svg:x="2.5cm" svg:y="3.625cm">
          <text:p text:style-name="P1"><text:span text:style-name="T1">Reference signal</text:span></text:p>
          <text:p text:style-name="P1"><text:span text:style-name="T1">(0 displacement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6cm" svg:y1="5.025cm" svg:x2="10.326cm" svg:y2="5.05cm" draw:start-shape="id4" draw:start-glue-point="1" draw:end-shape="id3" draw:end-glue-point="6" svg:d="M7600 5025h1363v25h1363" svg:viewBox="0 0 2727 26">
          <text:p/>
        </draw:connector>
        <draw:connector draw:style-name="gr4" draw:text-style-name="P3" draw:layer="layout" svg:x1="25.296cm" svg:y1="5.05cm" svg:x2="25.301cm" svg:y2="7.7cm" draw:start-shape="id5" draw:start-glue-point="0" draw:end-shape="id6" svg:d="M25296 5050v1400h5v1250" svg:viewBox="0 0 6 2651">
          <text:p/>
        </draw:connector>
        <draw:connector draw:style-name="gr4" draw:text-style-name="P3" draw:layer="layout" svg:x1="25.301cm" svg:y1="9.4cm" svg:x2="21.3cm" svg:y2="11.3cm" draw:start-shape="id6" draw:start-glue-point="2" draw:end-shape="id2" draw:end-glue-point="7" svg:d="M25301 9400v1900h-4001" svg:viewBox="0 0 4002 1901">
          <text:p/>
        </draw:connector>
        <draw:custom-shape draw:style-name="gr7" draw:text-style-name="P2" xml:id="id7" draw:id="id7" draw:layer="layout" svg:width="5.1cm" svg:height="2.5cm" svg:x="14.5cm" svg:y="7.3cm">
          <text:p text:style-name="P1"><text:span text:style-name="T1">Reference </text:span></text:p>
          <text:p text:style-name="P1"><text:span text:style-name="T1">line to follow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6cm" svg:y1="8.55cm" svg:x2="23.451cm" svg:y2="8.55cm" draw:start-shape="id7" draw:start-glue-point="1" draw:end-shape="id6" draw:end-glue-point="3" svg:d="M19600 8550h3851" svg:viewBox="0 0 3852 1">
          <text:p/>
        </draw:connector>
        <draw:frame draw:style-name="gr8" draw:text-style-name="P5" draw:layer="layout" svg:width="12.7cm" svg:height="5.939cm" svg:x="3cm" svg:y="14cm">
          <draw:text-box>
            <text:p><text:span text:style-name="T1">d = displacement from reference line</text:span></text:p>
            <text:p><text:span text:style-name="T1">displacement_vector</text:span></text:p>
            <text:p><text:span text:style-name="T1">control_velocity</text:span></text:p>
            <text:p><text:span text:style-name="T1">base_velocity</text:span></text:p>
            <text:p><text:span text:style-name="T1">resultant_velocity</text:span></text:p>
          </draw:text-box>
        </draw:frame>
        <draw:line draw:style-name="gr9" draw:text-style-name="P3" draw:layer="layout" svg:x1="12.2cm" svg:y1="4.3cm" svg:x2="10.8cm" svg:y2="6cm">
          <text:p/>
        </draw:line>
        <draw:line draw:style-name="gr9" draw:text-style-name="P3" draw:layer="layout" svg:x1="10.5cm" svg:y1="4.4cm" svg:x2="12.3cm" svg:y2="5.8cm">
          <text:p/>
        </draw:line>
        <draw:frame draw:style-name="gr10" draw:text-style-name="P6" draw:layer="layout" svg:width="1.797cm" svg:height="1.115cm" svg:x="12.8cm" svg:y="4.485cm">
          <draw:text-box>
            <text:p><text:span text:style-name="T2">control</text:span></text:p>
            <text:p><text:span text:style-name="T2">velocity</text:span></text:p>
          </draw:text-box>
        </draw:frame>
        <draw:frame draw:style-name="gr11" draw:text-style-name="P7" draw:layer="layout" svg:width="0.714cm" svg:height="0.962cm" svg:x="11.4cm" svg:y="5.8cm">
          <draw:text-box>
            <text:p>-</text:p>
          </draw:text-box>
        </draw:frame>
        <draw:frame draw:style-name="gr12" draw:text-style-name="P7" draw:layer="layout" svg:width="0.875cm" svg:height="0.962cm" svg:x="9.6cm" svg:y="4.2cm">
          <draw:text-box>
            <text:p>+</text:p>
          </draw:text-box>
        </draw:frame>
        <draw:custom-shape draw:style-name="gr13" draw:text-style-name="P1" draw:layer="layout" svg:width="0.8cm" svg:height="0.8cm" svg:x="18.5cm" svg:y="17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1.539cm" svg:height="0.683cm" svg:x="17.261cm" svg:y="18.5cm">
          <draw:text-box>
            <text:p><text:span text:style-name="T2">Robot</text:span></text:p>
          </draw:text-box>
        </draw:frame>
        <draw:line draw:style-name="gr15" draw:text-style-name="P3" draw:layer="layout" svg:x1="18.9cm" svg:y1="18.239cm" svg:x2="18.9cm" svg:y2="14.7cm">
          <text:p/>
        </draw:line>
        <draw:line draw:style-name="gr16" draw:text-style-name="P3" draw:layer="layout" svg:x1="18.9cm" svg:y1="18.239cm" svg:x2="24.2cm" svg:y2="18.2cm">
          <text:p/>
        </draw:line>
        <draw:line draw:style-name="gr17" draw:text-style-name="P3" draw:layer="layout" svg:x1="8.6cm" svg:y1="15cm" svg:x2="11cm" svg:y2="15cm">
          <text:p/>
        </draw:line>
        <draw:line draw:style-name="gr15" draw:text-style-name="P3" draw:layer="layout" svg:x1="7.1cm" svg:y1="15.5cm" svg:x2="9.7cm" svg:y2="15.5cm">
          <text:p/>
        </draw:line>
        <draw:line draw:style-name="gr16" draw:text-style-name="P3" draw:layer="layout" svg:x1="6.8cm" svg:y1="16.1cm" svg:x2="9.6cm" svg:y2="16.1cm">
          <text:p/>
        </draw:line>
        <draw:line draw:style-name="gr18" draw:text-style-name="P3" draw:layer="layout" svg:x1="7.5cm" svg:y1="16.7cm" svg:x2="9.6cm" svg:y2="16.7cm">
          <text:p/>
        </draw:line>
        <draw:line draw:style-name="gr4" draw:text-style-name="P3" draw:layer="layout" svg:x1="18.9cm" svg:y1="18.239cm" svg:x2="18.9cm" svg:y2="16.2cm">
          <text:p/>
        </draw:line>
        <draw:line draw:style-name="gr9" draw:text-style-name="P3" draw:layer="layout" svg:x1="28.2cm" svg:y1="16.3cm" svg:x2="14.5cm" svg:y2="16.239cm">
          <text:p/>
        </draw:line>
        <draw:line draw:style-name="gr18" draw:text-style-name="P3" draw:layer="layout" svg:x1="18.9cm" svg:y1="18.2cm" svg:x2="24.1cm" svg:y2="14.7cm">
          <text:p/>
        </draw:line>
        <draw:frame draw:style-name="gr19" draw:text-style-name="P7" draw:layer="layout" svg:width="4.337cm" svg:height="0.962cm" svg:x="24.8cm" svg:y="15.438cm">
          <draw:text-box>
            <text:p>reference line</text:p>
          </draw:text-box>
        </draw:frame>
        <draw:frame draw:style-name="gr20" draw:text-style-name="P7" draw:layer="layout" svg:width="0.853cm" svg:height="0.962cm" svg:x="23.147cm" svg:y="11.238cm">
          <draw:text-box>
            <text:p>d</text:p>
          </draw:text-box>
        </draw:frame>
        <draw:frame draw:style-name="gr21" draw:text-style-name="P7" draw:layer="layout" svg:width="0.82cm" svg:height="0.962cm" svg:x="11.5cm" svg:y="8.3cm">
          <draw:text-box>
            <text:p>c</text:p>
          </draw:text-box>
        </draw:frame>
        <draw:frame draw:style-name="gr22" draw:text-style-name="P6" draw:layer="layout" svg:width="3.275cm" svg:height="0.683cm" svg:x="23.204cm" svg:y="4.453cm">
          <draw:text-box>
            <text:p><text:span text:style-name="T2">position of robot</text:span></text:p>
          </draw:text-box>
        </draw:frame>
        <draw:custom-shape draw:style-name="gr13" draw:text-style-name="P1" draw:layer="layout" svg:width="0.8cm" svg:height="0.8cm" svg:x="18.501cm" svg:y="1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cm" svg:height="0.8cm" svg:x="18.501cm" svg:y="1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4T23:18:04.401732317</meta:creation-date>
    <dc:date>2021-12-05T01:09:42.161862474</dc:date>
    <meta:editing-duration>PT8M20S</meta:editing-duration>
    <meta:editing-cycles>3</meta:editing-cycles>
    <meta:generator>LibreOffice/6.0.7.3$Linux_X86_64 LibreOffice_project/00m0$Build-3</meta:generator>
    <meta:document-statistic meta:object-count="36"/>
  </office:meta>
</office:document-meta>
</file>